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4772in"/>
    </style:style>
    <style:style style:name="co7" style:family="table-column">
      <style:table-column-properties fo:break-before="auto" style:column-width="6.4571in"/>
    </style:style>
    <style:style style:name="co8" style:family="table-column">
      <style:table-column-properties fo:break-before="auto" style:column-width="6.4898in"/>
    </style:style>
    <style:style style:name="co4" style:family="table-column">
      <style:table-column-properties fo:break-before="auto" style:column-width="6.3492in"/>
    </style:style>
    <style:style style:name="co5" style:family="table-column">
      <style:table-column-properties fo:break-before="auto" style:column-width="11.687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4" table:default-cell-style-name="ce3"/>
        <table:table-column table:style-name="co5" table:default-cell-style-name="Default"/>
        <table:table-row table:style-name="ro2">
          <table:table-cell table:style-name="ce2" office:value-type="string">
            <text:p>PROBLEMS</text:p>
          </table:table-cell>
          <table:table-cell table:style-name="ce7" office:value-type="string">
            <text:p>DIFFICULTY LEVEL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CPCRC1C</text:p>
          </table:table-cell>
          <table:table-cell office:value-type="string">
            <text:p>sum of digits in ranges</text:p>
          </table:table-cell>
        </table:table-row>
        <table:table-row table:style-name="ro2">
          <table:table-cell table:style-name="ce4" office:value-type="string">
            <text:p>MDIGITS</text:p>
          </table:table-cell>
          <table:table-cell office:value-type="string">
            <text:p>if you do the above one then this one will be easy...</text:p>
          </table:table-cell>
        </table:table-row>
        <table:table-row table:style-name="ro2">
          <table:table-cell table:style-name="ce4" office:value-type="string">
            <text:p>DCEPC504</text:p>
          </table:table-cell>
          <table:table-cell office:value-type="string">
            <text:p>pattern problem.. you would like it... enjoy..</text:p>
          </table:table-cell>
        </table:table-row>
        <table:table-row table:style-name="ro2">
          <table:table-cell table:style-name="ce4"/>
          <table:table-cell/>
        </table:table-row>
        <table:table-row table:style-name="ro2">
          <table:table-cell office:value-type="string">
            <text:p>AGS</text:p>
          </table:table-cell>
          <table:table-cell office:value-type="string">
            <text:p>simple pattern problem... you found the pattern(even and odd terms – formula in terms of a,d,r,n) but you get WA.. look for implementation problem...</text:p>
          </table:table-cell>
        </table:table-row>
        <table:table-row table:style-name="ro2">
          <table:table-cell office:value-type="string">
            <text:p>ALIEN (whole series)</text:p>
          </table:table-cell>
          <table:table-cell office:value-type="string">
            <text:p>check the problems... </text:p>
          </table:table-cell>
        </table:table-row>
        <table:table-row table:style-name="ro2">
          <table:table-cell office:value-type="string">
            <text:p>SEQ</text:p>
          </table:table-cell>
          <table:table-cell office:value-type="string">
            <text:p>nice interesting series problem</text:p>
          </table:table-cell>
        </table:table-row>
        <table:table-row table:style-name="ro2">
          <table:table-cell office:value-type="string">
            <text:p>PARTSUM</text:p>
          </table:table-cell>
          <table:table-cell office:value-type="string">
            <text:p>awesome array problem... interesting</text:p>
          </table:table-cell>
        </table:table-row>
        <table:table-row table:style-name="ro2">
          <table:table-cell office:value-type="string">
            <text:p>SEQ (series of 12 problems with high points)</text:p>
          </table:table-cell>
          <table:table-cell office:value-type="string">
            <text:p>all problems of sequence... check out all... <text:s/>try to solve it...</text:p>
          </table:table-cell>
        </table:table-row>
        <table:table-row table:style-name="ro2">
          <table:table-cell office:value-type="string">
            <text:p>modular arithmatic – read it from wikipedia</text:p>
          </table:table-cell>
          <table:table-cell table:style-name="ce8" office:value-type="string">
            <text:p><text:a xlink:href="http://en.wikipedia.org/wiki/Modular_arithmetic">http://en.wikipedia.org/wiki/Modular_arithmetic</text:a></text:p>
          </table:table-cell>
        </table:table-row>
        <table:table-row table:style-name="ro2">
          <table:table-cell office:value-type="string">
            <text:p>SUBSEQ</text:p>
          </table:table-cell>
          <table:table-cell/>
        </table:table-row>
        <table:table-row table:style-name="ro2">
          <table:table-cell office:value-type="string">
            <text:p>FCTRL4</text:p>
          </table:table-cell>
          <table:table-cell office:value-type="string">
            <text:p>nice series problem... you thought to maintain last 2 non-zero digits of (n%100)! ... check for the logic validity and implementation...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WILLITST</text:p>
          </table:table-cell>
          <table:table-cell office:value-type="string">
            <text:p>nice puzzle... think about it...</text:p>
          </table:table-cell>
        </table:table-row>
        <table:table-row table:style-name="ro2">
          <table:table-cell table:style-name="ce4" office:value-type="string">
            <text:p>MZVRK</text:p>
          </table:table-cell>
          <table:table-cell office:value-type="string">
            <text:p>nice puzzle for binary thinking... </text:p>
          </table:table-cell>
        </table:table-row>
        <table:table-row table:style-name="ro2">
          <table:table-cell table:style-name="ce4"/>
          <table:table-cell/>
        </table:table-row>
        <table:table-row table:style-name="ro2">
          <table:table-cell table:style-name="ce4" office:value-type="string">
            <text:p>ACS</text:p>
          </table:table-cell>
          <table:table-cell office:value-type="string">
            <text:p>looks like the pattern problem same as zigzag rabbit problem... check it..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http://www.swageroo.com/wordpress/tag/spoj/</text:p>
          </table:table-cell>
          <table:table-cell office:value-type="string">
            <text:p>list of some problems... try them...</text:p>
          </table:table-cell>
        </table:table-row>
        <table:table-row table:style-name="ro2">
          <table:table-cell office:value-type="string">
            <text:p>PALIM,PALDR</text:p>
          </table:table-cell>
          <table:table-cell office:value-type="string">
            <text:p>manacher's algo... high points...</text:p>
          </table:table-cell>
        </table:table-row>
        <table:table-row table:style-name="ro2">
          <table:table-cell office:value-type="string">
            <text:p>PAL* (whole PAL series. Allpalindrome problems.. high points)</text:p>
          </table:table-cell>
          <table:table-cell office:value-type="string">
            <text:p>manacher and dp will solve all the problems.. do it...</text:p>
          </table:table-cell>
        </table:table-row>
        <table:table-row table:style-name="ro2">
          <table:table-cell office:value-type="string">
            <text:p>PAIR* (whole series of pair problems.. )</text:p>
          </table:table-cell>
          <table:table-cell office:value-type="string">
            <text:p>interesting problems...</text:p>
          </table:table-cell>
        </table:table-row>
        <table:table-row table:style-name="ro2">
          <table:table-cell office:value-type="string">
            <text:p>PAREN</text:p>
          </table:table-cell>
          <table:table-cell office:value-type="string">
            <text:p>do it.. it's dp problem of karumanchi... Pg. 394</text:p>
          </table:table-cell>
        </table:table-row>
        <table:table-row table:style-name="ro2">
          <table:table-cell table:style-name="ce4" office:value-type="string">
            <text:p>TWOSQRS (0.04 .. :-( )</text:p>
          </table:table-cell>
          <table:table-cell office:value-type="string">
            <text:p>easy problem... do it...</text:p>
          </table:table-cell>
        </table:table-row>
        <table:table-row table:style-name="ro2">
          <table:table-cell office:value-type="string">
            <text:p>MUL</text:p>
          </table:table-cell>
          <table:table-cell office:value-type="string">
            <text:p>multiplication of two numbers having 1000 digits... </text:p>
          </table:table-cell>
        </table:table-row>
        <table:table-row table:style-name="ro2">
          <table:table-cell office:value-type="string">
            <text:p>FCANDY</text:p>
          </table:table-cell>
          <table:table-cell office:value-type="string">
            <text:p>nice dp problem... min. Subset sum difference but you need to find the optimization..</text:p>
          </table:table-cell>
        </table:table-row>
        <table:table-row table:style-name="ro2">
          <table:table-cell table:style-name="ce5" office:value-type="string">
            <text:p>TWENDS</text:p>
          </table:table-cell>
          <table:table-cell office:value-type="string">
            <text:p>the problem of choosing the coins from the ends... whoever has the max coins will win... nice dp.. you taught in the class..</text:p>
          </table:table-cell>
        </table:table-row>
        <table:table-row table:style-name="ro2">
          <table:table-cell office:value-type="string">
            <text:p>LIS2,NICEDAY</text:p>
          </table:table-cell>
          <table:table-cell office:value-type="string">
            <text:p>LIS PROBLEMS</text:p>
          </table:table-cell>
        </table:table-row>
        <table:table-row table:style-name="ro2">
          <table:table-cell office:value-type="string">
            <text:p>SUB_PROB</text:p>
          </table:table-cell>
          <table:table-cell office:value-type="string">
            <text:p>substring checking problem... try to do it with the paper you found for it.. suffix array..</text:p>
          </table:table-cell>
        </table:table-row>
        <table:table-row table:style-name="ro2">
          <table:table-cell table:style-name="ce5" office:value-type="string">
            <text:p>PHONELST</text:p>
          </table:table-cell>
          <table:table-cell office:value-type="string">
            <text:p>trie problem... checking while inserting solves the problem</text:p>
          </table:table-cell>
        </table:table-row>
        <table:table-row table:style-name="ro2" table:number-rows-repeated="104854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RRAY PROBLEM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XSUMSQ</text:p>
          </table:table-cell>
          <table:table-cell/>
        </table:table-row>
        <table:table-row table:style-name="ro1">
          <table:table-cell office:value-type="string">
            <text:p>MAXSUB</text:p>
          </table:table-cell>
          <table:table-cell/>
        </table:table-row>
      </table:table>
      <table:table table:name="Sheet3" table:style-name="ta1" table:print="false">
        <table:table-column table:style-name="co8" table:default-cell-style-name="ce6"/>
        <table:table-row table:style-name="ro1">
          <table:table-cell table:style-name="Default" office:value-type="string">
            <text:p>SOLVED...</text:p>
          </table:table-cell>
        </table:table-row>
        <table:table-row table:style-name="ro1">
          <table:table-cell office:value-type="string">
            <text:p>http://www.spoj.com/CHU12_Z3/problems/easy/</text:p>
          </table:table-cell>
        </table:table-row>
        <table:table-row table:style-name="ro1">
          <table:table-cell office:value-type="string">
            <text:p>http://www.spoj.com/CHU12_Z3/problems/hard/</text:p>
          </table:table-cell>
        </table:table-row>
        <table:table-row table:style-name="ro1">
          <table:table-cell office:value-type="string">
            <text:p>http://www.spoj.com/CHU12_Z3/problems/mediu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3-01-29T20:01:58</meta:creation-date>
    <dc:date>2013-04-11T00:36:52</dc:date>
    <dc:creator>tejas </dc:creator>
    <meta:editing-duration>P2DT3H26M18S</meta:editing-duration>
    <meta:editing-cycles>46</meta:editing-cycles>
    <meta:generator>LibreOffice/3.5$Linux_x86 LibreOffice_project/350m1$Build-202</meta:generator>
    <meta:document-statistic meta:table-count="3" meta:cell-count="60" meta:object-count="0"/>
  </office:meta>
</office:document-meta>
</file>